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 style:data-style-name="N41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1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PLIT 2</text:p>
          </table:table-cell>
          <table:table-cell table:number-columns-repeated="9"/>
          <table:table-cell table:style-name="Default" office:value-type="string">
            <text:p>SPLIT 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 table:number-columns-repeated="5"/>
          <table:table-cell table:style-name="Default" office:value-type="string">
            <text:p>5 demos</text:p>
          </table:table-cell>
          <table:table-cell table:style-name="Default" office:value-type="string">
            <text:p>10 demos</text:p>
          </table:table-cell>
          <table:table-cell table:style-name="Default" office:value-type="string">
            <text:p>15 demos</text:p>
          </table:table-cell>
          <table:table-cell table:style-name="Default" office:value-type="string">
            <text:p>30 demos</text:p>
          </table:table-cell>
          <table:table-cell office:value-type="string">
            <text:p>50 demos</text:p>
          </table:table-cell>
          <table:table-cell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0058</text:p>
          </table:table-cell>
          <table:table-cell table:style-name="ce3" office:value-type="string">
            <text:p>.0508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premise</text:p>
          </table:table-cell>
          <table:table-cell table:style-name="ce4" office:value-type="string">
            <text:p>.4460</text:p>
          </table:table-cell>
          <table:table-cell table:style-name="ce1" office:value-type="string">
            <text:p>.2916</text:p>
          </table:table-cell>
          <table:table-cell table:style-name="Default" office:value-type="string">
            <text:p>.0327</text:p>
          </table:table-cell>
          <table:table-cell table:style-name="Default" office:value-type="float" office:value="0">
            <text:p>0</text:p>
          </table:table-cell>
          <table:table-cell table:style-name="ce4" office:value-type="string">
            <text:p>.4298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3" table:style-name="ce1" office:value-type="string">
            <text:p>.1131</text:p>
          </table:table-cell>
          <table:table-cell table:style-name="ce1" office:value-type="string">
            <text:p>.1134</text:p>
          </table:table-cell>
          <table:table-cell table:style-name="ce4" office:value-type="string">
            <text:p>.1158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conclusion</text:p>
          </table:table-cell>
          <table:table-cell table:style-name="ce4" office:value-type="string">
            <text:p>.1449</text:p>
          </table:table-cell>
          <table:table-cell table:style-name="ce1" office:value-type="string">
            <text:p>.1272</text:p>
          </table:table-cell>
          <table:table-cell table:style-name="ce1" office:value-type="string">
            <text:p>.1094</text:p>
          </table:table-cell>
          <table:table-cell office:value-type="string">
            <text:p>.1078</text:p>
          </table:table-cell>
          <table:table-cell table:style-name="ce1" office:value-type="string">
            <text:p>.1329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3" office:value-type="string">
            <text:p>.0566</text:p>
          </table:table-cell>
          <table:table-cell office:value-type="string">
            <text:p>.0596</text:p>
          </table:table-cell>
          <table:table-cell table:style-name="ce3" office:value-type="string">
            <text:p>.0833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macro</text:p>
          </table:table-cell>
          <table:table-cell table:style-name="ce4" office:value-type="string">
            <text:p>.2955</text:p>
          </table:table-cell>
          <table:table-cell table:style-name="ce1" office:value-type="string">
            <text:p>.2094</text:p>
          </table:table-cell>
          <table:table-cell table:style-name="Default" office:value-type="string">
            <text:p>.0711</text:p>
          </table:table-cell>
          <table:table-cell table:style-name="Default" office:value-type="string">
            <text:p>.0539</text:p>
          </table:table-cell>
          <table:table-cell table:style-name="ce1" office:value-type="string">
            <text:p>.2813</text:p>
          </table:table-cell>
          <table:table-cell office:value-type="string">
            <text:p>RANDOM</text:p>
          </table:table-cell>
        </table:table-row>
        <table:table-row table:style-name="ro1">
          <table:table-cell table:number-columns-repeated="16"/>
          <table:table-cell table:style-name="ce2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0809</text:p>
          </table:table-cell>
          <table:table-cell office:value-type="string">
            <text:p>.0765</text:p>
          </table:table-cell>
          <table:table-cell table:style-name="ce2" office:value-type="string">
            <text:p>.0822</text:p>
          </table:table-cell>
          <table:table-cell office:value-type="string">
            <text:p>.0978</text:p>
          </table:table-cell>
          <table:table-cell table:style-name="ce4" office:value-type="string">
            <text:p>.1489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premise</text:p>
          </table:table-cell>
          <table:table-cell table:style-name="ce5" office:value-type="string">
            <text:p>.0955</text:p>
          </table:table-cell>
          <table:table-cell office:value-type="string">
            <text:p>.0850</text:p>
          </table:table-cell>
          <table:table-cell table:style-name="ce1" office:value-type="string">
            <text:p>.0938</text:p>
          </table:table-cell>
          <table:table-cell table:style-name="ce1" office:value-type="string">
            <text:p>.0978</text:p>
          </table:table-cell>
          <table:table-cell table:style-name="ce3" office:value-type="string">
            <text:p>.1208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0606</text:p>
          </table:table-cell>
          <table:table-cell office:value-type="string">
            <text:p>.0815</text:p>
          </table:table-cell>
          <table:table-cell table:style-name="ce2" office:value-type="string">
            <text:p>.0921</text:p>
          </table:table-cell>
          <table:table-cell office:value-type="string">
            <text:p>.0929</text:p>
          </table:table-cell>
          <table:table-cell table:style-name="ce2" office:value-type="string">
            <text:p>.1061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conclusion</text:p>
          </table:table-cell>
          <table:table-cell office:value-type="string">
            <text:p>.0694</text:p>
          </table:table-cell>
          <table:table-cell office:value-type="string">
            <text:p>.0745</text:p>
          </table:table-cell>
          <table:table-cell office:value-type="string">
            <text:p>.0886</text:p>
          </table:table-cell>
          <table:table-cell office:value-type="string">
            <text:p>.0929</text:p>
          </table:table-cell>
          <table:table-cell table:style-name="ce3" office:value-type="string">
            <text:p>.0954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0707</text:p>
          </table:table-cell>
          <table:table-cell office:value-type="string">
            <text:p>.0790</text:p>
          </table:table-cell>
          <table:table-cell table:style-name="ce2" office:value-type="string">
            <text:p>.0872</text:p>
          </table:table-cell>
          <table:table-cell office:value-type="string">
            <text:p>.0954</text:p>
          </table:table-cell>
          <table:table-cell table:style-name="ce4" office:value-type="string">
            <text:p>.1275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macro</text:p>
          </table:table-cell>
          <table:table-cell office:value-type="string">
            <text:p>.0824</text:p>
          </table:table-cell>
          <table:table-cell office:value-type="string">
            <text:p>.0797</text:p>
          </table:table-cell>
          <table:table-cell table:style-name="ce1" office:value-type="string">
            <text:p>.0912</text:p>
          </table:table-cell>
          <table:table-cell office:value-type="string">
            <text:p>.0954</text:p>
          </table:table-cell>
          <table:table-cell table:style-name="ce3" office:value-type="string">
            <text:p>.1081</text:p>
          </table:table-cell>
          <table:table-cell office:value-type="string">
            <text:p>KNN</text:p>
          </table:table-cell>
        </table:table-row>
        <table:table-row table:style-name="ro1">
          <table:table-cell table:number-columns-repeated="16"/>
          <table:table-cell table:style-name="ce2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2" office:value-type="string">
            <text:p>.0914</text:p>
          </table:table-cell>
          <table:table-cell table:style-name="ce3" office:value-type="string">
            <text:p>.1033</text:p>
          </table:table-cell>
          <table:table-cell office:value-type="string">
            <text:p>.0767</text:p>
          </table:table-cell>
          <table:table-cell table:style-name="ce4" office:value-type="string">
            <text:p>.1033</text:p>
          </table:table-cell>
          <table:table-cell office:value-type="string">
            <text:p>.1237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premise</text:p>
          </table:table-cell>
          <table:table-cell office:value-type="string">
            <text:p>.0664</text:p>
          </table:table-cell>
          <table:table-cell office:value-type="string">
            <text:p>.0727</text:p>
          </table:table-cell>
          <table:table-cell office:value-type="string">
            <text:p>.0582</text:p>
          </table:table-cell>
          <table:table-cell office:value-type="string">
            <text:p>.0611</text:p>
          </table:table-cell>
          <table:table-cell table:style-name="ce3" office:value-type="string">
            <text:p>.0836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2" office:value-type="string">
            <text:p>.0663</text:p>
          </table:table-cell>
          <table:table-cell table:style-name="ce2" office:value-type="string">
            <text:p>.0984</text:p>
          </table:table-cell>
          <table:table-cell office:value-type="string">
            <text:p>.0867</text:p>
          </table:table-cell>
          <table:table-cell table:style-name="ce2" office:value-type="string">
            <text:p>.0984</text:p>
          </table:table-cell>
          <table:table-cell table:style-name="ce3" office:value-type="string">
            <text:p>.0994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conclusion</text:p>
          </table:table-cell>
          <table:table-cell office:value-type="string">
            <text:p>.0900</text:p>
          </table:table-cell>
          <table:table-cell table:style-name="ce3" office:value-type="string">
            <text:p>.1089</text:p>
          </table:table-cell>
          <table:table-cell office:value-type="string">
            <text:p>.0976</text:p>
          </table:table-cell>
          <table:table-cell office:value-type="string">
            <text:p>.1004</text:p>
          </table:table-cell>
          <table:table-cell table:style-name="ce2" office:value-type="string">
            <text:p>.1042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2" office:value-type="string">
            <text:p>.0788</text:p>
          </table:table-cell>
          <table:table-cell table:style-name="ce3" office:value-type="string">
            <text:p>.1008</text:p>
          </table:table-cell>
          <table:table-cell office:value-type="string">
            <text:p>.0817</text:p>
          </table:table-cell>
          <table:table-cell table:style-name="ce4" office:value-type="string">
            <text:p>.1008</text:p>
          </table:table-cell>
          <table:table-cell office:value-type="string">
            <text:p>.1115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macro</text:p>
          </table:table-cell>
          <table:table-cell office:value-type="string">
            <text:p>.0782</text:p>
          </table:table-cell>
          <table:table-cell office:value-type="string">
            <text:p>.0908</text:p>
          </table:table-cell>
          <table:table-cell office:value-type="string">
            <text:p>.0779</text:p>
          </table:table-cell>
          <table:table-cell office:value-type="string">
            <text:p>.0808</text:p>
          </table:table-cell>
          <table:table-cell table:style-name="ce3" office:value-type="string">
            <text:p>.0939</text:p>
          </table:table-cell>
          <table:table-cell office:value-type="string">
            <text:p>LOUVAIN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13"/>
          <table:table-cell table:style-name="ce2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2" office:value-type="string">
            <text:p>.0817</text:p>
          </table:table-cell>
          <table:table-cell office:value-type="string">
            <text:p>.0712</text:p>
          </table:table-cell>
          <table:table-cell table:number-columns-repeated="2" table:style-name="ce3" office:value-type="string">
            <text:p>.0872</text:p>
          </table:table-cell>
          <table:table-cell office:value-type="string">
            <text:p>.0724</text:p>
          </table:table-cell>
          <table:table-cell office:value-type="string">
            <text:p>LOUVAIN – SMALL</text:p>
          </table:table-cell>
          <table:table-cell table:number-columns-repeated="3"/>
          <table:table-cell office:value-type="string">
            <text:p>premise</text:p>
          </table:table-cell>
          <table:table-cell table:style-name="ce3" office:value-type="string">
            <text:p>.1173</text:p>
          </table:table-cell>
          <table:table-cell office:value-type="string">
            <text:p>.0771</text:p>
          </table:table-cell>
          <table:table-cell office:value-type="string">
            <text:p>.0524</text:p>
          </table:table-cell>
          <table:table-cell office:value-type="string">
            <text:p>.0610</text:p>
          </table:table-cell>
          <table:table-cell table:style-name="ce2" office:value-type="string">
            <text:p>.0779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2" office:value-type="string">
            <text:p>.0817</text:p>
          </table:table-cell>
          <table:table-cell office:value-type="string">
            <text:p>.0813</text:p>
          </table:table-cell>
          <table:table-cell table:number-columns-repeated="2" office:value-type="string">
            <text:p>.0872</text:p>
          </table:table-cell>
          <table:table-cell table:style-name="ce3" office:value-type="string">
            <text:p>.1120</text:p>
          </table:table-cell>
          <table:table-cell office:value-type="string">
            <text:p>LOUVAIN – SMALL</text:p>
          </table:table-cell>
          <table:table-cell table:number-columns-repeated="3"/>
          <table:table-cell office:value-type="string">
            <text:p>conclusion</text:p>
          </table:table-cell>
          <table:table-cell office:value-type="string">
            <text:p>.0814</text:p>
          </table:table-cell>
          <table:table-cell office:value-type="string">
            <text:p>.0824</text:p>
          </table:table-cell>
          <table:table-cell office:value-type="string">
            <text:p>.0921</text:p>
          </table:table-cell>
          <table:table-cell office:value-type="string">
            <text:p>.0978</text:p>
          </table:table-cell>
          <table:table-cell table:style-name="ce3" office:value-type="string">
            <text:p>.1013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2" office:value-type="string">
            <text:p>.0817</text:p>
          </table:table-cell>
          <table:table-cell office:value-type="string">
            <text:p>.0763</text:p>
          </table:table-cell>
          <table:table-cell table:style-name="ce2" office:value-type="string">
            <text:p>.0872</text:p>
          </table:table-cell>
          <table:table-cell office:value-type="string">
            <text:p>.0872</text:p>
          </table:table-cell>
          <table:table-cell table:style-name="ce3" office:value-type="string">
            <text:p>.0922</text:p>
          </table:table-cell>
          <table:table-cell office:value-type="string">
            <text:p>LOUVAIN – SMALL</text:p>
          </table:table-cell>
          <table:table-cell table:number-columns-repeated="3"/>
          <table:table-cell office:value-type="string">
            <text:p>macro</text:p>
          </table:table-cell>
          <table:table-cell table:style-name="ce3" office:value-type="string">
            <text:p>.0994</text:p>
          </table:table-cell>
          <table:table-cell office:value-type="string">
            <text:p>.0798</text:p>
          </table:table-cell>
          <table:table-cell office:value-type="string">
            <text:p>.0722</text:p>
          </table:table-cell>
          <table:table-cell office:value-type="string">
            <text:p>.0794</text:p>
          </table:table-cell>
          <table:table-cell table:style-name="ce2" office:value-type="string">
            <text:p>.0896</text:p>
          </table:table-cell>
          <table:table-cell office:value-type="string">
            <text:p>LOUVAIN – SMALL</text:p>
          </table:table-cell>
        </table:table-row>
        <table:table-row table:style-name="ro1">
          <table:table-cell table:number-columns-repeated="16"/>
          <table:table-cell table:style-name="ce2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0656</text:p>
          </table:table-cell>
          <table:table-cell office:value-type="string">
            <text:p>.0924</text:p>
          </table:table-cell>
          <table:table-cell table:style-name="ce1" office:value-type="string">
            <text:p>.0921</text:p>
          </table:table-cell>
          <table:table-cell table:style-name="ce3" office:value-type="string">
            <text:p>.1027</text:p>
          </table:table-cell>
          <table:table-cell office:value-type="string">
            <text:p>.0829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premise</text:p>
          </table:table-cell>
          <table:table-cell office:value-type="string">
            <text:p>.0775</text:p>
          </table:table-cell>
          <table:table-cell office:value-type="string">
            <text:p>.0830</text:p>
          </table:table-cell>
          <table:table-cell office:value-type="string">
            <text:p>.0777</text:p>
          </table:table-cell>
          <table:table-cell table:style-name="ce3" office:value-type="string">
            <text:p>.0917</text:p>
          </table:table-cell>
          <table:table-cell table:style-name="ce2" office:value-type="string">
            <text:p>.0640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0707</text:p>
          </table:table-cell>
          <table:table-cell office:value-type="string">
            <text:p>.0874</text:p>
          </table:table-cell>
          <table:table-cell office:value-type="string">
            <text:p>.0822</text:p>
          </table:table-cell>
          <table:table-cell office:value-type="string">
            <text:p>.0879</text:p>
          </table:table-cell>
          <table:table-cell table:style-name="ce3" office:value-type="string">
            <text:p>.1075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conclusion</text:p>
          </table:table-cell>
          <table:table-cell office:value-type="string">
            <text:p>.0905</text:p>
          </table:table-cell>
          <table:table-cell office:value-type="string">
            <text:p>.0908</text:p>
          </table:table-cell>
          <table:table-cell office:value-type="string">
            <text:p>.0959</text:p>
          </table:table-cell>
          <table:table-cell office:value-type="string">
            <text:p>.1020</text:p>
          </table:table-cell>
          <table:table-cell table:style-name="ce3" office:value-type="string">
            <text:p>.1032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0681</text:p>
          </table:table-cell>
          <table:table-cell office:value-type="string">
            <text:p>.0899</text:p>
          </table:table-cell>
          <table:table-cell table:style-name="ce2" office:value-type="string">
            <text:p>.0872</text:p>
          </table:table-cell>
          <table:table-cell table:style-name="ce3" office:value-type="string">
            <text:p>.0953</text:p>
          </table:table-cell>
          <table:table-cell office:value-type="string">
            <text:p>.0952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macro</text:p>
          </table:table-cell>
          <table:table-cell office:value-type="string">
            <text:p>.0840</text:p>
          </table:table-cell>
          <table:table-cell office:value-type="string">
            <text:p>.0869</text:p>
          </table:table-cell>
          <table:table-cell office:value-type="string">
            <text:p>.0868</text:p>
          </table:table-cell>
          <table:table-cell table:style-name="ce4" office:value-type="string">
            <text:p>.0968</text:p>
          </table:table-cell>
          <table:table-cell table:style-name="ce2" office:value-type="string">
            <text:p>.0836</text:p>
          </table:table-cell>
          <table:table-cell office:value-type="string">
            <text:p>LOUVAIN – WEIGHTED</text:p>
          </table:table-cell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0981</text:p>
          </table:table-cell>
          <table:table-cell table:style-name="ce4" office:value-type="string">
            <text:p>.1233</text:p>
          </table:table-cell>
          <table:table-cell office:value-type="string">
            <text:p>.0877</text:p>
          </table:table-cell>
          <table:table-cell table:style-name="ce2" office:value-type="string">
            <text:p>.0981</text:p>
          </table:table-cell>
          <table:table-cell office:value-type="string">
            <text:p>.0613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premise</text:p>
          </table:table-cell>
          <table:table-cell table:style-name="Default" office:value-type="string">
            <text:p>.0939</text:p>
          </table:table-cell>
          <table:table-cell table:style-name="ce3" office:value-type="string">
            <text:p>.1289</text:p>
          </table:table-cell>
          <table:table-cell table:style-name="Default" office:value-type="string">
            <text:p>.0778</text:p>
          </table:table-cell>
          <table:table-cell table:style-name="Default" office:value-type="string">
            <text:p>.0529</text:p>
          </table:table-cell>
          <table:table-cell office:value-type="string">
            <text:p>.0297</text:p>
          </table:table-cell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0981</text:p>
          </table:table-cell>
          <table:table-cell office:value-type="string">
            <text:p>.0942</text:p>
          </table:table-cell>
          <table:table-cell table:style-name="ce1" office:value-type="string">
            <text:p>.0976</text:p>
          </table:table-cell>
          <table:table-cell table:style-name="ce2" office:value-type="string">
            <text:p>.0981</text:p>
          </table:table-cell>
          <table:table-cell table:style-name="ce3" office:value-type="string">
            <text:p>.1013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conclusion</text:p>
          </table:table-cell>
          <table:table-cell table:style-name="Default" office:value-type="string">
            <text:p>.0913</text:p>
          </table:table-cell>
          <table:table-cell table:number-columns-repeated="2" table:style-name="Default" office:value-type="string">
            <text:p>.0986</text:p>
          </table:table-cell>
          <table:table-cell table:style-name="ce4" office:value-type="string">
            <text:p>.1079</text:p>
          </table:table-cell>
          <table:table-cell office:value-type="string">
            <text:p>.1067</text:p>
          </table:table-cell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0981</text:p>
          </table:table-cell>
          <table:table-cell table:style-name="ce4" office:value-type="string">
            <text:p>.1088</text:p>
          </table:table-cell>
          <table:table-cell table:style-name="ce1" office:value-type="string">
            <text:p>.0926</text:p>
          </table:table-cell>
          <table:table-cell table:style-name="ce2" office:value-type="string">
            <text:p>.0981</text:p>
          </table:table-cell>
          <table:table-cell office:value-type="string">
            <text:p>.0813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macro</text:p>
          </table:table-cell>
          <table:table-cell table:style-name="Default" office:value-type="string">
            <text:p>.0926</text:p>
          </table:table-cell>
          <table:table-cell table:style-name="ce3" office:value-type="string">
            <text:p>.1137</text:p>
          </table:table-cell>
          <table:table-cell table:style-name="Default" office:value-type="string">
            <text:p>.0882</text:p>
          </table:table-cell>
          <table:table-cell table:style-name="Default" office:value-type="string">
            <text:p>.0804</text:p>
          </table:table-cell>
          <table:table-cell office:value-type="string">
            <text:p>.0682</text:p>
          </table:table-cell>
          <table:table-cell office:value-type="string">
            <text:p>LOUVAIN – LABE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9">29/01/2025</text:date>, <text:time>15.14.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9H33M23S</meta:editing-duration>
    <meta:editing-cycles>98</meta:editing-cycles>
    <meta:generator>OpenOffice/4.1.14$Win32 OpenOffice.org_project/4114m1$Build-9811</meta:generator>
    <dc:date>2025-01-29T15:14:23.90</dc:date>
    <meta:document-statistic meta:table-count="3" meta:cell-count="264" meta:object-count="0"/>
    <meta:user-defined meta:name="Info 1"/>
    <meta:user-defined meta:name="Info 2"/>
    <meta:user-defined meta:name="Info 3"/>
    <meta:user-defined meta:name="Info 4"/>
  </office:meta>
</office:document-meta>
</file>